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2.237cm"/>
    </style:style>
    <style:style style:name="co23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4" table:default-cell-style-name="Normal_5f_GalenHos"/>
        <table:table-column table:style-name="co16" table:default-cell-style-name="Normal_5f_GalenHos"/>
        <table:table-column table:style-name="co17" table:default-cell-style-name="Normal_5f_GalenHos"/>
        <table:table-column table:style-name="co18" table:default-cell-style-name="Normal_5f_GalenHos"/>
        <table:table-column table:style-name="co19" table:default-cell-style-name="Normal_5f_GalenHos"/>
        <table:table-column table:style-name="co20" table:default-cell-style-name="Normal_5f_GalenHos"/>
        <table:table-column table:style-name="co21" table:default-cell-style-name="Normal_5f_GalenHos"/>
        <table:table-column table:style-name="co2" table:default-cell-style-name="Normal_5f_GalenHos"/>
        <table:table-column table:style-name="co3" table:number-columns-repeated="4" table:default-cell-style-name="Normal_5f_GalenHos"/>
        <table:table-column table:style-name="co22" table:number-columns-repeated="229" table:default-cell-style-name="Normal_5f_GalenHos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7:5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7:53.78</dc:date>
    <meta:generator>OpenOffice/4.0.0$Win32 OpenOffice.org_project/400m3$Build-9702</meta:generator>
    <meta:editing-duration>PT4M21S</meta:editing-duration>
    <meta:editing-cycles>5</meta:editing-cycles>
    <meta:document-statistic meta:table-count="4" meta:cell-count="11" meta:object-count="0"/>
  </office:meta>
</office:document-meta>
</file>